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1-2s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confusão</text:p>
          </table:table-cell>
          <table:covered-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Índice rand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1.0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8:12.5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dc:date>2019-01-23T22:29:43.686000000</dc:date>
    <meta:editing-duration>PT1M31S</meta:editing-duration>
    <meta:editing-cycles>1</meta:editing-cycles>
    <meta:document-statistic meta:table-count="1" meta:cell-count="7" meta:object-count="0"/>
  </office:meta>
</office:document-meta>
</file>